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tTyp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tType.PetType( int petID , String name , String description , double price , Date purchase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tType.getPr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tType.getPurchase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tTyp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tType.setPurchaseDate( Date purchase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tType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tType.PetType( int petID , String name , String description , double pr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tType.P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tTyp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tType.setPetId( int pe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tType.getP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tType.setPrice( double pr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